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670d2" officeooo:paragraph-rsid="000670d2"/>
    </style:style>
    <style:style style:name="P2" style:family="paragraph" style:parent-style-name="Standard">
      <style:text-properties officeooo:rsid="0007fee3" officeooo:paragraph-rsid="0007fee3"/>
    </style:style>
    <style:style style:name="P3" style:family="paragraph" style:parent-style-name="Standard">
      <style:text-properties officeooo:rsid="0007fee3" officeooo:paragraph-rsid="0013371e"/>
    </style:style>
    <style:style style:name="P4" style:family="paragraph" style:parent-style-name="Standard">
      <style:text-properties officeooo:rsid="0009ee58" officeooo:paragraph-rsid="0009ee58"/>
    </style:style>
    <style:style style:name="P5" style:family="paragraph" style:parent-style-name="Standard">
      <style:text-properties officeooo:rsid="000cd1b3" officeooo:paragraph-rsid="000cd1b3"/>
    </style:style>
    <style:style style:name="P6" style:family="paragraph" style:parent-style-name="Standard">
      <style:text-properties officeooo:rsid="000e10f7" officeooo:paragraph-rsid="000e10f7"/>
    </style:style>
    <style:style style:name="P7" style:family="paragraph" style:parent-style-name="Standard">
      <style:text-properties officeooo:rsid="0015deb2" officeooo:paragraph-rsid="0015deb2"/>
    </style:style>
    <style:style style:name="P8" style:family="paragraph" style:parent-style-name="Standard">
      <style:text-properties officeooo:rsid="001695c3" officeooo:paragraph-rsid="001695c3"/>
    </style:style>
    <style:style style:name="P9" style:family="paragraph" style:parent-style-name="Standard">
      <style:text-properties officeooo:rsid="00179ca0" officeooo:paragraph-rsid="00179ca0"/>
    </style:style>
    <style:style style:name="P10" style:family="paragraph" style:parent-style-name="Standard">
      <style:text-properties fo:font-weight="bold" officeooo:rsid="0013371e" officeooo:paragraph-rsid="0013371e" style:font-weight-asian="bold" style:font-weight-complex="bold"/>
    </style:style>
    <style:style style:name="P11" style:family="paragraph" style:parent-style-name="Standard">
      <style:text-properties fo:font-weight="normal" officeooo:rsid="001a07bb" officeooo:paragraph-rsid="001a07bb" style:font-weight-asian="normal" style:font-weight-complex="normal"/>
    </style:style>
    <style:style style:name="P12" style:family="paragraph" style:parent-style-name="Standard">
      <style:text-properties fo:font-size="14pt" fo:font-weight="bold" officeooo:rsid="0013371e" officeooo:paragraph-rsid="0013371e" style:font-size-asian="14pt" style:font-weight-asian="bold" style:font-size-complex="14pt" style:font-weight-complex="bold"/>
    </style:style>
    <style:style style:name="P13" style:family="paragraph">
      <style:paragraph-properties fo:text-align="center"/>
    </style:style>
    <style:style style:name="T1" style:family="text">
      <style:text-properties officeooo:rsid="000b1805"/>
    </style:style>
    <style:style style:name="T2" style:family="text">
      <style:text-properties officeooo:rsid="000c99bc"/>
    </style:style>
    <style:style style:name="T3" style:family="text">
      <style:text-properties officeooo:rsid="000eea2f"/>
    </style:style>
    <style:style style:name="T4" style:family="text">
      <style:text-properties officeooo:rsid="00109477"/>
    </style:style>
    <style:style style:name="T5" style:family="text">
      <style:text-properties officeooo:rsid="0015cdb0"/>
    </style:style>
    <style:style style:name="T6" style:family="text">
      <style:text-properties officeooo:rsid="001650ee"/>
    </style:style>
    <style:style style:name="T7" style:family="text">
      <style:text-properties officeooo:rsid="0017bd3f"/>
    </style:style>
    <style:style style:name="T8" style:family="text">
      <style:text-properties officeooo:rsid="001872e9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esign Document</text:p>
      <text:p text:style-name="P10"/>
      <text:p text:style-name="P11">2012B5A7589P<text:tab/><text:tab/>Rajath S</text:p>
      <text:p text:style-name="P3"/>
      <text:p text:style-name="P3">P-threads - </text:p>
      <text:p text:style-name="P1"/>
      <text:p text:style-name="P1">1. K-Threads are spawned in the main ().</text:p>
      <text:p text:style-name="P1">2. Each thread is assigned one of the given filesystems.</text:p>
      <text:p text:style-name="P1">3. 4096 B of buffer space is allocated for each thread.</text:p>
      <text:p text:style-name="P1">4. Main thread controls the other K-Threads.</text:p>
      <text:p text:style-name="P1">5. K-Threads work independently on their own filesystems and dump data on the buffer and wait for an instruction from the main thread.</text:p>
      <text:p text:style-name="P1">6. Main thread has two functions -</text:p>
      <text:p text:style-name="P1"><text:tab/>a. Compare the data in the buffers and mark if a file/folder is majority / common / non-majority.</text:p>
      <text:p text:style-name="P1"><text:tab/>b. Determine the next action to be performed by the children threads.</text:p>
      <text:p text:style-name="P1">7. The action performed by threads is indicated by a flag set by the master thread. Some flags set by the master are :</text:p>
      <text:p text:style-name="P1"><text:tab/>a. exit_thread – indicates that the thread must tidy up the memory usage and close its operation.</text:p>
      <text:p text:style-name="P1"><text:tab/>b. next_child – indicates that the thread must update the buffer with the next path encountered <text:tab/><text:tab/>in the current folder.</text:p>
      <text:p text:style-name="P1"><text:tab/>c. next_queue – indicates that the next folder on the BFS Queue must be expanded.</text:p>
      <text:p text:style-name="P1"><text:tab/>d. current_field – indicates what data related to a file must be copied into the buffer. (0 – <text:tab/>pathname, 1 – size, <text:s/>2 – hash, 3 – 4096 bytes of filecontent).</text:p>
      <text:p text:style-name="P1">8. The master thread is activated only after all the K-Threads have finished their action and copied data to the buffer.</text:p>
      <text:p text:style-name="P1">9. Master thread selectively activates the threads based on the data requirement for comparison.</text:p>
      <text:p text:style-name="P1">10. Concurrency is achieved using semaphores. Each thread waits on its own semaphore. Main thread also waits on its own semaphore.</text:p>
      <text:p text:style-name="P1">11. The last thread to complete the action signals the master thread.</text:p>
      <text:p text:style-name="P1">12. Master thread signals the threads based on the data requirement.</text:p>
      <text:p text:style-name="P1"/>
      <text:p text:style-name="P2">Timing diagram - </text:p>
      <text:p text:style-name="P2"><draw:rect text:anchor-type="paragraph" draw:z-index="4" draw:style-name="gr1" draw:text-style-name="P13" svg:width="1.2815in" svg:height="0.2398in" svg:x="1.8008in" svg:y="0.0362in"><text:p text:style-name="P13">Main Thread</text:p></draw:rect><draw:rect text:anchor-type="paragraph" draw:z-index="9" draw:style-name="gr1" draw:text-style-name="P13" svg:width="1.2815in" svg:height="0.2398in" svg:x="4.5091in" svg:y="0.0256in"><text:p text:style-name="P13">Main Thread</text:p></draw:rect></text:p>
      <text:p text:style-name="P2"><draw:rect text:anchor-type="paragraph" draw:z-index="0" draw:style-name="gr1" draw:text-style-name="P13" svg:width="1.2815in" svg:height="0.2398in" svg:x="0.3425in" svg:y="0.1882in"><text:p text:style-name="P13">Thread1</text:p></draw:rect><draw:rect text:anchor-type="paragraph" draw:z-index="5" draw:style-name="gr1" draw:text-style-name="P13" svg:width="1.2815in" svg:height="0.2398in" svg:x="3.1134in" svg:y="0.178in"><text:p text:style-name="P13">Thread1</text:p></draw:rect><draw:rect text:anchor-type="paragraph" draw:z-index="10" draw:style-name="gr1" draw:text-style-name="P13" svg:width="1.2815in" svg:height="0.2398in" svg:x="5.8736in" svg:y="0.1673in"><text:p text:style-name="P13">Thread1</text:p></draw:rect></text:p>
      <text:p text:style-name="P1"/>
      <text:p text:style-name="P1"><draw:rect text:anchor-type="paragraph" draw:z-index="1" draw:style-name="gr1" draw:text-style-name="P13" svg:width="1.2815in" svg:height="0.2398in" svg:x="0.3425in" svg:y="0.1799in"><text:p text:style-name="P13">Thread2</text:p></draw:rect><draw:rect text:anchor-type="paragraph" draw:z-index="2" draw:style-name="gr1" draw:text-style-name="P13" svg:width="1.2815in" svg:height="0.2398in" svg:x="0.3319in" svg:y="0.6256in"><text:p text:style-name="P13">Thread3</text:p></draw:rect><draw:rect text:anchor-type="paragraph" draw:z-index="3" draw:style-name="gr1" draw:text-style-name="P13" svg:width="1.2815in" svg:height="0.2398in" svg:x="0.3217in" svg:y="1.0634in"><text:p text:style-name="P13">Thread4</text:p></draw:rect><draw:rect text:anchor-type="paragraph" draw:z-index="6" draw:style-name="gr1" draw:text-style-name="P13" svg:width="1.2815in" svg:height="0.2398in" svg:x="3.1134in" svg:y="0.1799in"><text:p text:style-name="P13">Thread2</text:p></draw:rect><draw:rect text:anchor-type="paragraph" draw:z-index="7" draw:style-name="gr1" draw:text-style-name="P13" svg:width="1.2815in" svg:height="0.2398in" svg:x="3.1028in" svg:y="0.5945in"><text:p text:style-name="P13">Thread3</text:p></draw:rect><draw:rect text:anchor-type="paragraph" draw:z-index="8" draw:style-name="gr1" draw:text-style-name="P13" svg:width="1.2815in" svg:height="0.2398in" svg:x="3.1134in" svg:y="1.0217in"><text:p text:style-name="P13">Thread4</text:p></draw:rect><draw:rect text:anchor-type="paragraph" draw:z-index="11" draw:style-name="gr1" draw:text-style-name="P13" svg:width="1.2815in" svg:height="0.2398in" svg:x="5.8945in" svg:y="1.011in"><text:p text:style-name="P13">Thread4</text:p></draw:rect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OpenMP - </text:p>
      <text:p text:style-name="P2"/>
      <text:p text:style-name="P2">1. A parallel block is executed by K-Threads.</text:p>
      <text:p text:style-name="P2">2. A barrier synchronizes all the K-Threads.</text:p>
      <text:p text:style-name="P2">3. A single block is executed only by one of the K-Threads.</text:p>
      <text:p text:style-name="P2"><text:soft-page-break/>4. The implicit barrier at the end of single block releases all the K-Threads at once to continue execution.</text:p>
      <text:p text:style-name="P2">5. Single block code determines action taken by each individual thread on their own filesystems.</text:p>
      <text:p text:style-name="P2">[ Everything else is exactly as described in the pthread section].</text:p>
      <text:p text:style-name="P2">Timing Diagram - </text:p>
      <text:p text:style-name="P2"><draw:rect text:anchor-type="paragraph" draw:z-index="12" draw:style-name="gr2" draw:text-style-name="P13" svg:width="1.2606in" svg:height="1.365in" svg:x="-0.0118in" svg:y="0.0744in"><text:p/></draw:rect><draw:rect text:anchor-type="paragraph" draw:z-index="13" draw:style-name="gr1" draw:text-style-name="P13" svg:width="1.2606in" svg:height="1.365in" svg:x="1.9984in" svg:y="0.0535in"><text:p text:style-name="P13">Thread2</text:p></draw:rect><draw:rect text:anchor-type="paragraph" draw:z-index="14" draw:style-name="gr1" draw:text-style-name="P13" svg:width="1.2606in" svg:height="1.7087in" svg:x="-0.0118in" svg:y="0.0744in"><text:p text:style-name="P13">Thread1</text:p></draw:rect><draw:rect text:anchor-type="paragraph" draw:z-index="15" draw:style-name="gr1" draw:text-style-name="P13" svg:width="1.2606in" svg:height="0.563in" svg:x="4.0091in" svg:y="0.0118in"><text:p text:style-name="P13">Thread3</text:p></draw:rect><draw:rect text:anchor-type="paragraph" draw:z-index="16" draw:style-name="gr1" draw:text-style-name="P13" svg:width="1.2606in" svg:height="0.9689in" svg:x="5.8945in" svg:y="0.0118in"><text:p text:style-name="P13">Thread3</text:p></draw:rect><draw:line text:anchor-type="paragraph" draw:z-index="17" draw:style-name="gr3" draw:text-style-name="P13" svg:x1="-0.3346in" svg:y1="0.3035in" svg:x2="-0.3346in" svg:y2="1.0118in"><text:p/></draw:line><draw:line text:anchor-type="paragraph" draw:z-index="18" draw:style-name="gr4" draw:text-style-name="P13" svg:x1="-0.2098in" svg:y1="1.8764in" svg:x2="7.2276in" svg:y2="1.8972in"><text:p/></draw:line><draw:rect text:anchor-type="paragraph" draw:z-index="19" draw:style-name="gr1" draw:text-style-name="P13" svg:width="1.2606in" svg:height="2.1043in" svg:x="2.0091in" svg:y="2.0429in"><text:p text:style-name="P13">SingleBlock</text:p></draw:rect><draw:line text:anchor-type="paragraph" draw:z-index="20" draw:style-name="gr4" draw:text-style-name="P13" svg:x1="-0.1472in" svg:y1="4.2409in" svg:x2="7.2902in" svg:y2="4.2618in"><text:p/></draw:line><draw:rect text:anchor-type="paragraph" draw:z-index="21" draw:style-name="gr1" draw:text-style-name="P13" svg:width="1.2606in" svg:height="1.1358in" svg:x="-0.0118in" svg:y="4.3555in"><text:p text:style-name="P13">Thread1</text:p></draw:rect><draw:rect text:anchor-type="paragraph" draw:z-index="22" draw:style-name="gr1" draw:text-style-name="P13" svg:width="1.2606in" svg:height="2.2504in" svg:x="2.061in" svg:y="4.3453in"><text:p text:style-name="P13">Thread2</text:p></draw:rect><draw:rect text:anchor-type="paragraph" draw:z-index="23" draw:style-name="gr1" draw:text-style-name="P13" svg:width="1.2606in" svg:height="1.4276in" svg:x="3.9154in" svg:y="4.4075in"><text:p text:style-name="P13">Thread3</text:p></draw:rect><draw:rect text:anchor-type="paragraph" draw:z-index="24" draw:style-name="gr1" draw:text-style-name="P13" svg:width="1.2606in" svg:height="0.7815in" svg:x="5.7591in" svg:y="4.4181in"><text:p text:style-name="P13">Thread4</text:p></draw:rect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Note - </text:p>
      <text:p text:style-name="P4"/>
      <text:p text:style-name="P4">1. Iterative BFS is used for Filesystem traversal. A Queue is used for this purpose. <text:span text:style-name="T4">(STL Queue).</text:span></text:p>
      <text:p text:style-name="P4">2. <text:span text:style-name="T1">Efficient Comparsion is carried out using QuickUnion data structure (Creating connected components on the fly – for equivalence classes). [QuickUnion implemented as an array].</text:span></text:p>
      <text:p text:style-name="P4">3. An ass<text:span text:style-name="T2">ociative container (balanced tree) is ma</text:span>intained to store the presence/absence data related to folders <text:span text:style-name="T5">(in the form of a bitvector)</text:span> on the higher level. <text:span text:style-name="T2">(Standard Template Library implementation of a </text:span><text:soft-page-break/><text:span text:style-name="T2">“map” is the Red-black trees). The map is indexed by the relative path from the root.</text:span></text:p>
      <text:p text:style-name="P5">4. Memory usage measurements are carried out using the Massif tool of Valgrind.</text:p>
      <text:p text:style-name="P5">5. Timing measurements from VampirTrace.</text:p>
      <text:p text:style-name="P5">6. MD5 checksum is used as the hashing function. [OpenSSL library].</text:p>
      <text:p text:style-name="P6">7. <text:span text:style-name="T3">C++11 standard is followed.</text:span></text:p>
      <text:p text:style-name="P9">8. Majority Copy &gt;<text:span text:style-name="T8">= (floor</text:span>(num_threads/2)<text:span text:style-name="T8">+1)</text:span></text:p>
      <text:p text:style-name="P7">8. The following interpretation of majority folder is used :</text:p>
      <text:p text:style-name="P7">A bit vector is used to indicate the presence/absence of majority copy across different filesystems.</text:p>
      <text:p text:style-name="P7">e.g. 1011 means fs1, fs3 and fs4 have the majority copy. </text:p>
      <text:p text:style-name="P7">If the intersection of bitvectors of all majority children of a folder also has greater than ceil(k/2) 1s<text:span text:style-name="T6">'</text:span>, then the folder is considered to be majority.</text:p>
      <text:p text:style-name="P8">9. Output format :</text:p>
      <text:p text:style-name="P8">PATH is a common file/folder.</text:p>
      <text:p text:style-name="P8">PATH is a majority file/folder. Filesystems : [list of fs where the majority copy is present]</text:p>
      <text:p text:style-name="P8"/>
      <text:p text:style-name="P8">If a PATH is not printed – means it is neither a common copy nor a majority cop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heads_20_1" draw:display-name="Arrowheads 1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4T20:22:44.558605466</meta:creation-date>
    <dc:date>2016-02-14T23:02:28.374316013</dc:date>
    <meta:editing-duration>PT52M19S</meta:editing-duration>
    <meta:editing-cycles>21</meta:editing-cycles>
    <meta:generator>LibreOffice/4.4.7.2$Linux_X86_64 LibreOffice_project/40m0$Build-2</meta:generator>
    <meta:document-statistic meta:table-count="0" meta:image-count="0" meta:object-count="0" meta:page-count="3" meta:paragraph-count="47" meta:word-count="595" meta:character-count="3528" meta:non-whitespace-character-count="2953"/>
  </office:meta>
</office:document-meta>
</file>